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draw:fill="none" draw:stroke="solid" svg:stroke-width="0.01042in" svg:stroke-color="#000000" svg:stroke-opacity="100%" draw:stroke-linejoin="miter"/>
    </style:style>
    <style:style style:family="graphic" style:name="a789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0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0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9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1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1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2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2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3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042in" svg:stroke-color="#000000" svg:stroke-opacity="100%" draw:stroke-linejoin="miter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start="a721" draw:marker-end="a72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start="a726" draw:marker-end="a72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draw:stroke="solid" svg:stroke-width="0.01042in" svg:stroke-color="#000000" svg:stroke-opacity="100%" draw:stroke-linejoin="miter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042in" svg:stroke-color="#000000" svg:stroke-opacity="100%" draw:stroke-linejoin="miter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4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0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4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3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3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1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1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690" draw:master-page-name="Master1-Layout1-title-Title-Slide" presentation:presentation-page-layout-name="Master1-PPL1" draw:id="Slide-256">
        <draw:frame draw:id="id69" presentation:style-name="a693" draw:name="Rectangle 2" svg:x="0.75in" svg:y="2.32986in" svg:width="8.5in" svg:height="1.60764in" presentation:class="title" presentation:placeholder="false">
          <draw:text-box>
            <text:p text:style-name="a692" text:class-names="" text:cond-style-name=""><text:span text:style-name="a691" text:class-names="">Data Prospecting</text:span></text:p>
          </draw:text-box>
          <svg:title/>
          <svg:desc/>
        </draw:frame>
        <draw:frame draw:id="id70" presentation:style-name="a696" draw:name="Rectangle 3" svg:x="1.5in" svg:y="4.25in" svg:width="7in" svg:height="1.91667in" presentation:class="subtitle" presentation:placeholder="false">
          <draw:text-box>
            <text:p text:style-name="a695" text:class-names="" text:cond-style-name=""><text:span text:style-name="a694" text:class-names="">Discovering patterns in temporal event streams</text:span></text:p>
          </draw:text-box>
          <svg:title/>
          <svg:desc/>
        </draw:frame>
      </draw:page>
      <draw:page draw:name="Slide2" draw:style-name="a697" draw:master-page-name="Master1-Layout2-obj-Title-and-Content" presentation:presentation-page-layout-name="Master1-PPL2" draw:id="Slide-257">
        <draw:frame draw:id="id71" presentation:style-name="a700" draw:name="Rectangle 2" svg:x="0.5in" svg:y="0.30035in" svg:width="9in" svg:height="1.25in" presentation:class="title" presentation:placeholder="false">
          <draw:text-box>
            <text:p text:style-name="a699" text:class-names="" text:cond-style-name=""><text:span text:style-name="a698" text:class-names="">Data Mining Components</text:span></text:p>
          </draw:text-box>
          <svg:title/>
          <svg:desc/>
        </draw:frame>
        <draw:g draw:name="Group 7" draw:id="id72">
          <svg:title/>
          <svg:desc/>
          <draw:custom-shape svg:x="2.58025in" svg:y="2.31803in" svg:width="2.48457in" svg:height="2.85714in" draw:id="id77" draw:style-name="a740" draw:name="Rectangle 4">
            <svg:title/>
            <svg:desc/>
            <text:p text:style-name="a730" text:class-names="" text:cond-style-name=""><text:span text:style-name="a729" text:class-names="">Event Stream</text:span></text:p>
            <text:list text:style-name="a733">
              <text:list-item>
                <text:p text:style-name="a732" text:class-names="" text:cond-style-name=""><text:span text:style-name="a731" text:class-names="">Typed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Timed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Clean</text:span></text:p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0679in" svg:y="2.31803in" svg:width="2.27161in" svg:height="2.85714in" draw:id="id78" draw:style-name="a751" draw:name="Rectangle 5">
            <svg:title/>
            <svg:desc/>
            <text:p text:style-name="a742" text:class-names="" text:cond-style-name=""><text:span text:style-name="a741" text:class-names="">Episode Set</text:span></text:p>
            <text:list text:style-name="a745">
              <text:list-item>
                <text:p text:style-name="a744" text:class-names="" text:cond-style-name=""><text:span text:style-name="a743" text:class-names="">Pattern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Circuit</text:span></text:p>
              </text:list-item>
            </text:list>
            <text:p text:style-name="a750" text:class-names="" text:cond-style-name=""><text:span text:style-name="a7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333in" svg:y="1.58333in" svg:width="5.75in" svg:height="4in" draw:id="id79" draw:style-name="a754" draw:name="Rectangle 6">
            <svg:title/>
            <svg:desc/>
            <text:p text:style-name="a753" text:class-names="" text:cond-style-name=""><text:span text:style-name="a752" text:class-names="">Temporal Data Mining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91667in" svg:y="5.83333in" svg:width="3.08333in" svg:height="1.16667in" draw:id="id73" draw:style-name="a709" draw:name="Rectangle 8">
          <svg:title/>
          <svg:desc/>
          <text:p text:style-name="a702" text:class-names="" text:cond-style-name=""><text:span text:style-name="a701" text:class-names="">Pre Processing</text:span></text:p>
          <text:list text:style-name="a705">
            <text:list-item>
              <text:p text:style-name="a704" text:class-names="" text:cond-style-name=""><text:span text:style-name="a703" text:class-names="">Data Warehousing</text:span></text:p>
            </text:list-item>
          </text:list>
          <text:list text:style-name="a708">
            <text:list-item>
              <text:p text:style-name="a707" text:class-names="" text:cond-style-name=""><text:span text:style-name="a706" text:class-names="">Data Collection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8333in" svg:y="5.75in" svg:width="2.83333in" svg:height="1.16667in" draw:id="id74" draw:style-name="a718" draw:name="Rectangle 9">
          <svg:title/>
          <svg:desc/>
          <text:p text:style-name="a711" text:class-names="" text:cond-style-name=""><text:span text:style-name="a710" text:class-names="">Post Processing</text:span></text:p>
          <text:list text:style-name="a714">
            <text:list-item>
              <text:p text:style-name="a713" text:class-names="" text:cond-style-name=""><text:span text:style-name="a712" text:class-names="">Visualization</text:span></text:p>
            </text:list-item>
          </text:list>
          <text:list text:style-name="a717">
            <text:list-item>
              <text:p text:style-name="a716" text:class-names="" text:cond-style-name=""><text:span text:style-name="a715" text:class-names="">Monitoring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4.25in" svg:width="0.58333in" svg:height="1.58333in" draw:id="id75" draw:style-name="a723" draw:name="Line 10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3333in" svg:y="4.33333in" svg:width="0.66667in" svg:height="1.41667in" draw:id="id76" draw:style-name="a728" draw:name="Line 11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draw:page>
      <draw:page draw:name="Slide3" draw:style-name="a755" draw:master-page-name="Master1-Layout2-obj-Title-and-Content" presentation:presentation-page-layout-name="Master1-PPL2" draw:id="Slide-258">
        <draw:frame draw:id="id80" presentation:style-name="a758" draw:name="Rectangle 2" svg:x="0.5in" svg:y="0.30035in" svg:width="9in" svg:height="1.25in" presentation:class="title" presentation:placeholder="false">
          <draw:text-box>
            <text:p text:style-name="a757" text:class-names="" text:cond-style-name=""><text:span text:style-name="a756" text:class-names="">Temporal Mining Interfaces</text:span></text:p>
          </draw:text-box>
          <svg:title/>
          <svg:desc/>
        </draw:frame>
        <draw:custom-shape svg:x="3.83333in" svg:y="2.25in" svg:width="5.33333in" svg:height="1.08333in" draw:id="id81" draw:style-name="a761" draw:name="Rectangle 5">
          <svg:title/>
          <svg:desc/>
          <text:p text:style-name="a760" text:class-names="" text:cond-style-name=""><text:span text:style-name="a759" text:class-names="">Event Strea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333in" svg:y="4.58333in" svg:width="8.41667in" svg:height="1.5in" draw:id="id82" draw:style-name="a766" draw:name="Rectangle 6">
          <svg:title/>
          <svg:desc/>
          <text:p text:style-name="a763" text:class-names="" text:cond-style-name=""><text:span text:style-name="a762" text:class-names="">Episode Set</text:span></text:p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8333in" svg:y="1.75in" svg:width="9.01736in" svg:height="5.27778in" draw:id="id83" draw:style-name="a769" draw:name="Rectangle 7">
          <svg:title/>
          <svg:desc/>
          <text:p text:style-name="a768" text:class-names="" text:cond-style-name=""><text:span text:style-name="a767" text:class-names="">Temporal Data Min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3333in" svg:y="2.66667in" svg:width="2.66667in" svg:height="0.66667in" draw:id="id84" draw:style-name="a774" draw:name="Rectangle 8">
          <svg:title/>
          <svg:desc/>
          <text:p text:style-name="a771" text:class-names="" text:cond-style-name=""><text:span text:style-name="a770" text:class-names="">Factor</text:span></text:p>
          <text:p text:style-name="a773" text:class-names="" text:cond-style-name=""><text:span text:style-name="a772" text:class-names="">Event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in" svg:y="3.75in" svg:width="1.5in" svg:height="0.58333in" draw:id="id85" draw:style-name="a777" draw:name="Rectangle 9">
          <svg:title/>
          <svg:desc/>
          <text:p text:style-name="a776" text:class-names="" text:cond-style-name=""><text:span text:style-name="a775" text:class-names="">Prospec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5in" svg:y="3.66667in" svg:width="1.66667in" svg:height="0.5in" draw:id="id86" draw:style-name="a780" draw:name="Rectangle 10">
          <svg:title/>
          <svg:desc/>
          <text:p text:style-name="a779" text:class-names="" text:cond-style-name=""><text:span text:style-name="a778" text:class-names="">X-Nomina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in" svg:y="6.33333in" svg:width="1.58333in" svg:height="0.58333in" draw:id="id87" draw:style-name="a783" draw:name="Rectangle 12">
          <svg:title/>
          <svg:desc/>
          <text:p text:style-name="a782" text:class-names="" text:cond-style-name=""><text:span text:style-name="a781" text:class-names="">Prun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6667in" svg:y="5.25in" svg:width="2.16667in" svg:height="0.66667in" draw:id="id88" draw:style-name="a786" draw:name="Rectangle 13">
          <svg:title/>
          <svg:desc/>
          <text:p text:style-name="a785" text:class-names="" text:cond-style-name=""><text:span text:style-name="a784" text:class-names="">Validat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5.25in" svg:width="2.75in" svg:height="0.66667in" draw:id="id89" draw:style-name="a789" draw:name="Rectangle 15">
          <svg:title/>
          <svg:desc/>
          <text:p text:style-name="a788" text:class-names="" text:cond-style-name=""><text:span text:style-name="a787" text:class-names="">Identifi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in" svg:y="5.25in" svg:width="2.41667in" svg:height="0.66667in" draw:id="id90" draw:style-name="a792" draw:name="Rectangle 16">
          <svg:title/>
          <svg:desc/>
          <text:p text:style-name="a791" text:class-names="" text:cond-style-name=""><text:span text:style-name="a790" text:class-names="">Candida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333in" svg:y="3.33333in" svg:width="0in" svg:height="0.33333in" draw:id="id91" draw:style-name="a796" draw:name="Line 17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8333in" svg:y="4.16667in" svg:width="0in" svg:height="1.08333in" draw:id="id92" draw:style-name="a800" draw:name="Line 18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6667in" svg:y="5.91667in" svg:width="0in" svg:height="0.41667in" draw:id="id93" draw:style-name="a804" draw:name="Line 19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6667in" svg:y="5.91667in" svg:width="0in" svg:height="0.41667in" draw:id="id94" draw:style-name="a808" draw:name="Line 20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333in" svg:y="5.91667in" svg:width="0in" svg:height="0.41667in" draw:id="id95" draw:style-name="a812" draw:name="Line 2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in" svg:y="6.33333in" svg:width="1.33333in" svg:height="0.58333in" draw:id="id96" draw:style-name="a815" draw:name="Rectangle 22">
          <svg:title/>
          <svg:desc/>
          <text:p text:style-name="a814" text:class-names="" text:cond-style-name=""><text:span text:style-name="a813" text:class-names="">Nomina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667in" svg:y="5.91667in" svg:width="0in" svg:height="0.41667in" draw:id="id97" draw:style-name="a819" draw:name="Line 23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in" svg:y="4.16667in" svg:width="1.08333in" svg:height="1.08333in" draw:id="id98" draw:style-name="a823" draw:name="Line 24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1667in" svg:y="4.16667in" svg:width="0in" svg:height="1.08333in" draw:id="id99" draw:style-name="a827" draw:name="Line 2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6667in" svg:y="3.33333in" svg:width="0in" svg:height="0.41667in" draw:id="id100" draw:style-name="a831" draw:name="Line 26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1667in" svg:y="3.75in" svg:width="1in" svg:height="0.41667in" draw:id="id101" draw:style-name="a834" draw:name="Rectangle 27">
          <svg:title/>
          <svg:desc/>
          <text:p text:style-name="a833" text:class-names="" text:cond-style-name=""><text:span text:style-name="a832" text:class-names="">Coun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667in" svg:y="4in" svg:width="1.08333in" svg:height="0in" draw:id="id102" draw:style-name="a838" draw:name="Line 29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882">
          <draw:frame draw:id="id103" draw:style-name="a841" draw:name="Rectangle 7" svg:x="4.24826in" svg:y="9.49826in" svg:width="3.25in" svg:height="0.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5in" svg:height="3.75in" presentation:class="page" draw:id="id104" presentation:style-name="a842" draw:name="Rectangle 2">
            <svg:title/>
            <svg:desc/>
          </draw:page-thumbnail>
          <draw:frame draw:id="id105" presentation:style-name="a881" draw:name="Rectangle 3" svg:x="0.75in" svg:y="4.75in" svg:width="6in" svg:height="4.5in" presentation:class="notes" presentation:placeholder="false">
            <draw:text-box>
              <text:p text:style-name="a844" text:class-names="" text:cond-style-name=""><text:span text:style-name="a843" text:class-names="">Episode/Pattern/Circuit Set/Rule/Miner:</text:span></text:p>
              <text:p text:style-name="a846" text:class-names="" text:cond-style-name=""><text:span text:style-name="a845" text:class-names="">The information that describes the things being mined.</text:span></text:p>
              <text:p text:style-name="a848" text:class-names="" text:cond-style-name=""><text:span text:style-name="a847" text:class-names=""/></text:p>
              <text:p text:style-name="a850" text:class-names="" text:cond-style-name=""><text:span text:style-name="a849" text:class-names="">Prospector/Counter/Miner/Search:<text:s text:c="1"/></text:span></text:p>
              <text:p text:style-name="a852" text:class-names="" text:cond-style-name=""><text:span text:style-name="a851" text:class-names="">Transverses an Event Stream, in order, looking for a set (possibly of size 1) of episode instances</text:span></text:p>
              <text:p text:style-name="a854" text:class-names="" text:cond-style-name=""><text:span text:style-name="a853" text:class-names="">It has a visitor object that identifies each object as they are found.</text:span></text:p>
              <text:p text:style-name="a856" text:class-names="" text:cond-style-name=""><text:span text:style-name="a855" text:class-names="">Typically, the Prospector will traverse the Event Stream one time. <text:s text:c="1"/>It need not start at the beginning and stop at the end, but this is typical.</text:span></text:p>
              <text:p text:style-name="a858" text:class-names="" text:cond-style-name=""><text:span text:style-name="a857" text:class-names=""/></text:p>
              <text:p text:style-name="a860" text:class-names="" text:cond-style-name=""><text:span text:style-name="a859" text:class-names="">Nominator/Candidate Generator/Miner:</text:span></text:p>
              <text:p text:style-name="a862" text:class-names="" text:cond-style-name=""><text:span text:style-name="a861" text:class-names="">Creates new episode candidates.</text:span></text:p>
              <text:p text:style-name="a864" text:class-names="" text:cond-style-name=""><text:span text:style-name="a863" text:class-names="">Typically from previously identified episodes.</text:span></text:p>
              <text:p text:style-name="a866" text:class-names="" text:cond-style-name=""><text:span text:style-name="a865" text:class-names="">A special type of nominator generates a starting set of candidates from the event types identified in the event stream.</text:span></text:p>
              <text:p text:style-name="a868" text:class-names="" text:cond-style-name=""><text:span text:style-name="a867" text:class-names="">It is probably a good idea for the episode to retain an association with those objects used in its nomination in particular its ancestor episodes.</text:span></text:p>
              <text:p text:style-name="a870" text:class-names="" text:cond-style-name=""><text:span text:style-name="a869" text:class-names=""/></text:p>
              <text:p text:style-name="a872" text:class-names="" text:cond-style-name=""><text:span text:style-name="a871" text:class-names="">In general the arrows/edges represent a producer/consumer relationship.</text:span></text:p>
              <text:p text:style-name="a874" text:class-names="" text:cond-style-name=""><text:span text:style-name="a873" text:class-names="">This is presently enforced via a single threaded loop starting with the X-Nominator and concluding when the Puner produces no additional validated episodes.</text:span></text:p>
              <text:p text:style-name="a876" text:class-names="" text:cond-style-name=""><text:span text:style-name="a875" text:class-names=""/></text:p>
              <text:p text:style-name="a878" text:class-names="" text:cond-style-name=""><text:span text:style-name="a877" text:class-names="">The Prospector may also be halted due to feedback from the counter indicating that it has enough information to permit the Pruner (or whatever) to perform its job.</text:span></text:p>
              <text:p text:style-name="a880" text:class-names="" text:cond-style-name=""><text:span text:style-name="a879" text:class-names=""/></text:p>
            </draw:text-box>
            <svg:title/>
            <svg:desc/>
          </draw:frame>
        </presentation:notes>
      </draw:page>
      <draw:page draw:name="Slide4" draw:style-name="a883" draw:master-page-name="Master1-Layout2-obj-Title-and-Content" presentation:presentation-page-layout-name="Master1-PPL2" draw:id="Slide-259">
        <draw:frame draw:id="id106" presentation:style-name="a886" draw:name="Rectangle 2" svg:x="0.5in" svg:y="0.30035in" svg:width="9in" svg:height="1.25in" presentation:class="title" presentation:placeholder="false">
          <draw:text-box>
            <text:p text:style-name="a885" text:class-names="" text:cond-style-name=""><text:span text:style-name="a884" text:class-names="">Porting Components: 1 month</text:span></text:p>
          </draw:text-box>
          <svg:title/>
          <svg:desc/>
        </draw:frame>
        <draw:frame draw:id="id107" presentation:style-name="a899" draw:name="Rectangle 3" svg:x="0.5in" svg:y="1.75in" svg:width="9in" svg:height="4.94965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Define episode set structure in candidate environmen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Provide a typical episode prospector as prototypical C function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Provide a corresponding nominator as an environment native function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Provide a simple threshold pruner as an environment native function</text:span></text:p>
              </text:list-item>
            </text:list>
          </draw:text-box>
          <svg:title/>
          <svg:desc/>
        </draw:frame>
        <presentation:notes draw:style-name="a911">
          <draw:frame draw:id="id108" draw:style-name="a902" draw:name="Rectangle 7" svg:x="4.24826in" svg:y="9.49826in" svg:width="3.25in" svg:height="0.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5in" svg:height="3.75in" presentation:class="page" draw:id="id109" presentation:style-name="a903" draw:name="Rectangle 2">
            <svg:title/>
            <svg:desc/>
          </draw:page-thumbnail>
          <draw:frame draw:id="id110" presentation:style-name="a910" draw:name="Rectangle 3" svg:x="0.75in" svg:y="4.75in" svg:width="6in" svg:height="4.5in" presentation:class="notes" presentation:placeholder="false">
            <draw:text-box>
              <text:p text:style-name="a905" text:class-names="" text:cond-style-name=""><text:span text:style-name="a904" text:class-names="">Essentially, three R functions, one being implemented as a wrapped C/C++ function.</text:span></text:p>
              <text:p text:style-name="a907" text:class-names="" text:cond-style-name=""><text:span text:style-name="a906" text:class-names="">The other two be R native functions.</text:span></text:p>
              <text:p text:style-name="a909" text:class-names="" text:cond-style-name=""><text:span text:style-name="a908" text:class-names="">One of the key deliverables would be a description of the episode qualifiers and an identification of the other related components.</text:span></text:p>
            </draw:text-box>
            <svg:title/>
            <svg:desc/>
          </draw:frame>
        </presentation:notes>
      </draw:page>
      <draw:page draw:name="Slide5" draw:style-name="a912" draw:master-page-name="Master1-Layout2-obj-Title-and-Content" presentation:presentation-page-layout-name="Master1-PPL2" draw:id="Slide-260">
        <draw:frame draw:id="id111" presentation:style-name="a915" draw:name="Rectangle 2" svg:x="0.5in" svg:y="0.30035in" svg:width="9in" svg:height="1.25in" presentation:class="title" presentation:placeholder="false">
          <draw:text-box>
            <text:p text:style-name="a914" text:class-names="" text:cond-style-name=""><text:span text:style-name="a913" text:class-names="">Demonstration Problem: ?</text:span></text:p>
          </draw:text-box>
          <svg:title/>
          <svg:desc/>
        </draw:frame>
        <draw:frame draw:id="id112" presentation:style-name="a922" draw:name="Rectangle 3" svg:x="0.5in" svg:y="1.75in" svg:width="9in" svg:height="4.94965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Specify the demonstration problem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Demonstrate the use of the components against the problem<text:s text:c="1"/></text:span></text:p>
              </text:list-item>
            </text:list>
          </draw:text-box>
          <svg:title/>
          <svg:desc/>
        </draw:frame>
        <presentation:notes draw:style-name="a936">
          <draw:frame draw:id="id113" draw:style-name="a925" draw:name="Rectangle 7" svg:x="4.24826in" svg:y="9.49826in" svg:width="3.25in" svg:height="0.5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114" presentation:style-name="a926" draw:name="Rectangle 2">
            <svg:title/>
            <svg:desc/>
          </draw:page-thumbnail>
          <draw:frame draw:id="id115" presentation:style-name="a935" draw:name="Rectangle 3" svg:x="0.75in" svg:y="4.75in" svg:width="6in" svg:height="4.5in" presentation:class="notes" presentation:placeholder="false">
            <draw:text-box>
              <text:p text:style-name="a928" text:class-names="" text:cond-style-name=""><text:span text:style-name="a927" text:class-names="">Validation criteria.</text:span></text:p>
              <text:p text:style-name="a930" text:class-names="" text:cond-style-name=""><text:span text:style-name="a929" text:class-names="">This should be worked out BEFORE any coding work is done.</text:span></text:p>
              <text:p text:style-name="a932" text:class-names="" text:cond-style-name=""><text:span text:style-name="a931" text:class-names="">This demonstration problem should not be something where the answer is unknown but rather a well studied problem that may benefit from even a bit more understanding.</text:span></text:p>
              <text:p text:style-name="a934" text:class-names="" text:cond-style-name=""><text:span text:style-name="a933" text:class-names=""/></text:p>
            </draw:text-box>
            <svg:title/>
            <svg:desc/>
          </draw:frame>
        </presentation:notes>
      </draw:page>
      <draw:page draw:name="Slide6" draw:style-name="a937" draw:master-page-name="Master1-Layout2-obj-Title-and-Content" presentation:presentation-page-layout-name="Master1-PPL2" draw:id="Slide-261">
        <draw:frame draw:id="id116" presentation:style-name="a940" draw:name="Rectangle 2" svg:x="0.5in" svg:y="0.30035in" svg:width="9in" svg:height="1.25in" presentation:class="title" presentation:placeholder="false">
          <draw:text-box>
            <text:p text:style-name="a939" text:class-names="" text:cond-style-name=""><text:span text:style-name="a938" text:class-names="">Rationalization: ?</text:span></text:p>
          </draw:text-box>
          <svg:title/>
          <svg:desc/>
        </draw:frame>
        <draw:frame draw:id="id117" presentation:style-name="a944" draw:name="Rectangle 3" svg:x="0.5in" svg:y="1.75in" svg:width="9in" svg:height="4.94965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Examine/evaluate current (sub) frameworks in the target environment as possible integration points.</text:span></text:p>
              </text:list-item>
            </text:list>
          </draw:text-box>
          <svg:title/>
          <svg:desc/>
        </draw:frame>
        <presentation:notes draw:style-name="a952">
          <draw:frame draw:id="id118" draw:style-name="a947" draw:name="Rectangle 7" svg:x="4.24826in" svg:y="9.49826in" svg:width="3.25in" svg:height="0.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119" presentation:style-name="a948" draw:name="Rectangle 2">
            <svg:title/>
            <svg:desc/>
          </draw:page-thumbnail>
          <draw:frame draw:id="id120" presentation:style-name="a951" draw:name="Rectangle 3" svg:x="0.75in" svg:y="4.75in" svg:width="6in" svg:height="4.5in" presentation:class="notes" presentation:placeholder="false">
            <draw:text-box>
              <text:p text:style-name="a950" text:class-names="" text:cond-style-name=""><text:span text:style-name="a949" text:class-names="">In particular arules and arulesSequence.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Blank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default-style style:family="graphic">
      <style:graphic-properties draw:fill="solid" draw:fill-color="#bbe0e3" draw:opacity="100%" draw:stroke="solid" svg:stroke-width="0.02778in" svg:stroke-color="#89a4a7" svg:stroke-opacity="100%"/>
    </style:default-style>
    <draw:marker draw:name="a721" svg:viewBox="0 0 20 30" svg:d="m10 0-10 30h20z"/>
    <draw:marker draw:name="a722" svg:viewBox="0 0 20 30" svg:d="m10 0-10 30h20z"/>
    <draw:marker draw:name="a795" svg:viewBox="0 0 20 30" svg:d="m10 0-10 30h20z"/>
    <draw:marker draw:name="a726" svg:viewBox="0 0 20 30" svg:d="m10 0-10 30h20z"/>
    <draw:marker draw:name="a727" svg:viewBox="0 0 20 30" svg:d="m10 0-10 30h20z"/>
    <draw:marker draw:name="a799" svg:viewBox="0 0 20 30" svg:d="m10 0-10 30h20z"/>
    <draw:marker draw:name="a803" svg:viewBox="0 0 20 30" svg:d="m10 0-10 30h20z"/>
    <draw:marker draw:name="a811" svg:viewBox="0 0 20 30" svg:d="m10 0-10 30h20z"/>
    <draw:marker draw:name="a807" svg:viewBox="0 0 20 30" svg:d="m10 0-10 30h20z"/>
    <draw:marker draw:name="a822" svg:viewBox="0 0 20 30" svg:d="m10 0-10 30h20z"/>
    <draw:marker draw:name="a818" svg:viewBox="0 0 20 30" svg:d="m10 0-10 30h20z"/>
    <draw:marker draw:name="a830" svg:viewBox="0 0 20 30" svg:d="m10 0-10 30h20z"/>
    <draw:marker draw:name="a826" svg:viewBox="0 0 20 30" svg:d="m10 0-10 30h20z"/>
    <draw:marker draw:name="a83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none" draw:stroke="solid" svg:stroke-width="0.01042in" svg:stroke-color="#000000" svg:stroke-opacity="100%" draw:stroke-linejoin="miter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042in" svg:stroke-color="#000000" svg:stroke-opacity="100%" draw:stroke-linejoin="miter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solid" svg:stroke-width="0.01042in" svg:stroke-color="#000000" svg:stroke-opacity="100%" draw:stroke-linejoin="miter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solid" svg:stroke-width="0.01042in" svg:stroke-color="#000000" svg:stroke-opacity="100%" draw:stroke-linejoin="miter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draw:fill="none" draw:stroke="solid" svg:stroke-width="0.01042in" svg:stroke-color="#000000" svg:stroke-opacity="100%" draw:stroke-linejoin="miter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miter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solid" svg:stroke-width="0.01042in" svg:stroke-color="#000000" svg:stroke-opacity="100%" draw:stroke-linejoin="miter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042in" svg:stroke-color="#000000" svg:stroke-opacity="100%" draw:stroke-linejoin="miter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042in" svg:stroke-color="#000000" svg:stroke-opacity="100%" draw:stroke-linejoin="miter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draw:fill="none" draw:stroke="solid" svg:stroke-width="0.01042in" svg:stroke-color="#000000" svg:stroke-opacity="100%" draw:stroke-linejoin="miter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042in" svg:stroke-color="#000000" svg:stroke-opacity="100%" draw:stroke-linejoin="miter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7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28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4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8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5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0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4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9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0">
      <draw:frame draw:id="id0" presentation:style-name="a3" draw:name="Rectangle 2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86in" svg:width="2.33333in" svg:height="0.52083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67in" svg:y="6.82986in" svg:width="3.16667in" svg:height="0.52083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67in" svg:y="6.82986in" svg:width="2.33333in" svg:height="0.52083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5" draw:name="Rectangle 4">
          <svg:title/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Click to edit Master text styles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cond le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frame draw:id="id11" presentation:style-name="a62" draw:name="Title 1" svg:x="0.75in" svg:y="2.32986in" svg:width="8.5in" svg:height="1.60764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2" presentation:style-name="a66" draw:name="Subtitle 2" svg:x="1.5in" svg:y="4.25in" svg:width="7in" svg:height="1.91667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3" presentation:style-name="a69" draw:name="Date Placeholder 3" svg:x="0.5in" svg:y="6.82986in" svg:width="2.33333in" svg:height="0.52083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4" presentation:style-name="a72" draw:name="Footer Placeholder 4" svg:x="3.41667in" svg:y="6.82986in" svg:width="3.16667in" svg:height="0.52083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5" presentation:style-name="a75" draw:name="Slide Number Placeholder 5" svg:x="7.16667in" svg:y="6.82986in" svg:width="2.33333in" svg:height="0.52083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8" draw:name="Rectangle 2" svg:x="0in" svg:y="0in" svg:width="3.25in" svg:height="0.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6" presentation:style-name="a81" draw:name="Rectangle 3" svg:x="4.24826in" svg:y="0in" svg:width="3.25in" svg:height="0.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82" draw:name="Rectangle 4">
          <svg:title/>
          <svg:desc/>
        </draw:page-thumbnail>
        <draw:frame draw:id="id8" presentation:style-name="a97" draw:name="Rectangle 5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Rectangle 6" svg:x="0in" svg:y="9.49826in" svg:width="3.25in" svg:height="0.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Rectangle 7" svg:x="4.24826in" svg:y="9.49826in" svg:width="3.25in" svg:height="0.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5">
      <draw:frame draw:id="id16" presentation:style-name="a109" draw:name="Title 1" svg:x="0.5in" svg:y="0.30035in" svg:width="9in" svg:height="1.25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17" presentation:style-name="a126" draw:name="Content Placeholder 2" svg:x="0.5in" svg:y="1.75in" svg:width="9in" svg:height="4.94965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cond le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ifth level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9" draw:name="Date Placeholder 3" svg:x="0.5in" svg:y="6.82986in" svg:width="2.33333in" svg:height="0.52083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19" presentation:style-name="a132" draw:name="Footer Placeholder 4" svg:x="3.41667in" svg:y="6.82986in" svg:width="3.16667in" svg:height="0.52083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0" presentation:style-name="a135" draw:name="Slide Number Placeholder 5" svg:x="7.16667in" svg:y="6.82986in" svg:width="2.33333in" svg:height="0.52083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frame draw:id="id5" presentation:style-name="a138" draw:name="Rectangle 2" svg:x="0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1" draw:name="Rectangle 3" svg:x="4.24826in" svg:y="0in" svg:width="3.25in" svg:height="0.5in" presentation:class="date-time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42" draw:name="Rectangle 4">
          <svg:title/>
          <svg:desc/>
        </draw:page-thumbnail>
        <draw:frame draw:id="id8" presentation:style-name="a157" draw:name="Rectangle 5" svg:x="0.75in" svg:y="4.75in" svg:width="6in" svg:height="4.5in" presentation:class="notes" presentation:placeholder="false">
          <draw:text-box>
            <text:p text:style-name="a144" text:class-names="" text:cond-style-name=""><text:span text:style-name="a143" text:class-names="">Click to edit Master text styl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cond le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" draw:name="Rectangle 6" svg:x="0in" svg:y="9.49826in" svg:width="3.25in" svg:height="0.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Rectangle 7" svg:x="4.24826in" svg:y="9.49826in" svg:width="3.25in" svg:height="0.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5">
      <draw:frame draw:id="id21" presentation:style-name="a169" draw:name="Title 1" svg:x="0.78993in" svg:y="4.81944in" svg:width="8.5in" svg:height="1.48958in" presentation:class="title" presentation:placeholder="false">
        <draw:text-box>
          <text:p text:style-name="a168" text:class-names="" text:cond-style-name=""><text:span text:style-name="a166" text:class-names="">Click to edit Master title style</text:span><text:span text:style-name="a167" text:class-names=""/></text:p>
        </draw:text-box>
        <svg:title/>
        <svg:desc/>
      </draw:frame>
      <draw:frame draw:id="id22" presentation:style-name="a173" draw:name="Text Placeholder 2" svg:x="0.78993in" svg:y="3.17882in" svg:width="8.5in" svg:height="1.64062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23" presentation:style-name="a176" draw:name="Date Placeholder 3" svg:x="0.5in" svg:y="6.82986in" svg:width="2.33333in" svg:height="0.52083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24" presentation:style-name="a179" draw:name="Footer Placeholder 4" svg:x="3.41667in" svg:y="6.82986in" svg:width="3.16667in" svg:height="0.52083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25" presentation:style-name="a182" draw:name="Slide Number Placeholder 5" svg:x="7.16667in" svg:y="6.82986in" svg:width="2.33333in" svg:height="0.52083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85" draw:name="Rectangle 2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6" presentation:style-name="a188" draw:name="Rectangle 3" svg:x="4.24826in" svg:y="0in" svg:width="3.25in" svg:height="0.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89" draw:name="Rectangle 4">
          <svg:title/>
          <svg:desc/>
        </draw:page-thumbnail>
        <draw:frame draw:id="id8" presentation:style-name="a204" draw:name="Rectangle 5" svg:x="0.75in" svg:y="4.75in" svg:width="6in" svg:height="4.5in" presentation:class="notes" presentation:placeholder="false">
          <draw:text-box>
            <text:p text:style-name="a191" text:class-names="" text:cond-style-name=""><text:span text:style-name="a190" text:class-names="">Click to edit Master text styles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Second level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" draw:name="Rectangle 6" svg:x="0in" svg:y="9.49826in" svg:width="3.25in" svg:height="0.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0" presentation:style-name="a210" draw:name="Rectangle 7" svg:x="4.24826in" svg:y="9.49826in" svg:width="3.25in" svg:height="0.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2">
      <draw:frame draw:id="id26" presentation:style-name="a216" draw:name="Title 1" svg:x="0.5in" svg:y="0.30035in" svg:width="9in" svg:height="1.25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27" presentation:style-name="a233" draw:name="Content Placeholder 2" svg:x="0.5in" svg:y="1.75in" svg:width="4.41667in" svg:height="4.94965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5.08333in" svg:y="1.75in" svg:width="4.41667in" svg:height="4.94965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Date Placeholder 4" svg:x="0.5in" svg:y="6.82986in" svg:width="2.33333in" svg:height="0.52083in" presentation:class="date-time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30" presentation:style-name="a256" draw:name="Footer Placeholder 5" svg:x="3.41667in" svg:y="6.82986in" svg:width="3.16667in" svg:height="0.52083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31" presentation:style-name="a259" draw:name="Slide Number Placeholder 6" svg:x="7.16667in" svg:y="6.82986in" svg:width="2.33333in" svg:height="0.52083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  <presentation:notes style:page-layout-name="pageLayout2" draw:style-name="a288">
        <draw:frame draw:id="id5" presentation:style-name="a262" draw:name="Rectangle 2" svg:x="0in" svg:y="0in" svg:width="3.25in" svg:height="0.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Rectangle 3" svg:x="4.24826in" svg:y="0in" svg:width="3.25in" svg:height="0.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66" draw:name="Rectangle 4">
          <svg:title/>
          <svg:desc/>
        </draw:page-thumbnail>
        <draw:frame draw:id="id8" presentation:style-name="a281" draw:name="Rectangle 5" svg:x="0.75in" svg:y="4.75in" svg:width="6in" svg:height="4.5in" presentation:class="notes" presentation:placeholder="false">
          <draw:text-box>
            <text:p text:style-name="a268" text:class-names="" text:cond-style-name=""><text:span text:style-name="a267" text:class-names="">Click to 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Rectangle 6" svg:x="0in" svg:y="9.49826in" svg:width="3.25in" svg:height="0.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Rectangle 7" svg:x="4.24826in" svg:y="9.49826in" svg:width="3.25in" svg:height="0.5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9">
      <draw:frame draw:id="id32" presentation:style-name="a293" draw:name="Title 1" svg:x="0.5in" svg:y="0.30035in" svg:width="9in" svg:height="1.25in" presentation:class="title" presentation:placeholder="false">
        <draw:text-box>
          <text:p text:style-name="a292" text:class-names="" text:cond-style-name=""><text:span text:style-name="a290" text:class-names="">Click to edit Master title style</text:span><text:span text:style-name="a291" text:class-names=""/></text:p>
        </draw:text-box>
        <svg:title/>
        <svg:desc/>
      </draw:frame>
      <draw:frame draw:id="id33" presentation:style-name="a297" draw:name="Text Placeholder 2" svg:x="0.5in" svg:y="1.67882in" svg:width="4.4184in" svg:height="0.69965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5in" svg:y="2.37847in" svg:width="4.4184in" svg:height="4.32118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Content Placeholder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5in" svg:y="6.82986in" svg:width="2.33333in" svg:height="0.52083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Footer Placeholder 7" svg:x="3.41667in" svg:y="6.82986in" svg:width="3.16667in" svg:height="0.52083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7.16667in" svg:y="6.82986in" svg:width="2.33333in" svg:height="0.52083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frame draw:id="id5" presentation:style-name="a347" draw:name="Rectangle 2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0" draw:name="Rectangle 3" svg:x="4.24826in" svg:y="0in" svg:width="3.25in" svg:height="0.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51" draw:name="Rectangle 4">
          <svg:title/>
          <svg:desc/>
        </draw:page-thumbnail>
        <draw:frame draw:id="id8" presentation:style-name="a366" draw:name="Rectangle 5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9" draw:name="Rectangle 6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Rectangle 7" svg:x="4.24826in" svg:y="9.49826in" svg:width="3.25in" svg:height="0.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4">
      <draw:frame draw:id="id40" presentation:style-name="a378" draw:name="Title 1" svg:x="0.5in" svg:y="0.30035in" svg:width="9in" svg:height="1.25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41" presentation:style-name="a381" draw:name="Date Placeholder 2" svg:x="0.5in" svg:y="6.82986in" svg:width="2.33333in" svg:height="0.52083in" presentation:class="date-time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2" presentation:style-name="a384" draw:name="Footer Placeholder 3" svg:x="3.41667in" svg:y="6.82986in" svg:width="3.16667in" svg:height="0.52083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43" presentation:style-name="a387" draw:name="Slide Number Placeholder 4" svg:x="7.16667in" svg:y="6.82986in" svg:width="2.33333in" svg:height="0.52083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90" draw:name="Rectangle 2" svg:x="0in" svg:y="0in" svg:width="3.25in" svg:height="0.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3" draw:name="Rectangle 3" svg:x="4.24826in" svg:y="0in" svg:width="3.25in" svg:height="0.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4" draw:name="Rectangle 4">
          <svg:title/>
          <svg:desc/>
        </draw:page-thumbnail>
        <draw:frame draw:id="id8" presentation:style-name="a409" draw:name="Rectangle 5" svg:x="0.75in" svg:y="4.75in" svg:width="6in" svg:height="4.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Rectangle 6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Rectangle 7" svg:x="4.24826in" svg:y="9.49826in" svg:width="3.25in" svg:height="0.5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7">
      <draw:frame draw:id="id44" presentation:style-name="a420" draw:name="Date Placeholder 1" svg:x="0.5in" svg:y="6.82986in" svg:width="2.33333in" svg:height="0.52083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5" presentation:style-name="a423" draw:name="Footer Placeholder 2" svg:x="3.41667in" svg:y="6.82986in" svg:width="3.16667in" svg:height="0.52083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6" presentation:style-name="a426" draw:name="Slide Number Placeholder 3" svg:x="7.16667in" svg:y="6.82986in" svg:width="2.33333in" svg:height="0.52083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frame draw:id="id5" presentation:style-name="a429" draw:name="Rectangle 2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2" draw:name="Rectangle 3" svg:x="4.24826in" svg:y="0in" svg:width="3.25in" svg:height="0.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33" draw:name="Rectangle 4">
          <svg:title/>
          <svg:desc/>
        </draw:page-thumbnail>
        <draw:frame draw:id="id8" presentation:style-name="a448" draw:name="Rectangle 5" svg:x="0.75in" svg:y="4.75in" svg:width="6in" svg:height="4.5in" presentation:class="notes" presentation:placeholder="false">
          <draw:text-box>
            <text:p text:style-name="a435" text:class-names="" text:cond-style-name=""><text:span text:style-name="a434" text:class-names="">Click to edit Master text styles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Second level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Rectangle 6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Rectangle 7" svg:x="4.24826in" svg:y="9.49826in" svg:width="3.25in" svg:height="0.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6">
      <draw:frame draw:id="id47" presentation:style-name="a460" draw:name="Title 1" svg:x="0.5in" svg:y="0.29861in" svg:width="3.28993in" svg:height="1.27083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48" presentation:style-name="a477" draw:name="Content Placeholder 2" svg:x="3.90972in" svg:y="0.29861in" svg:width="5.59028in" svg:height="6.40104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1" draw:name="Text Placeholder 3" svg:x="0.5in" svg:y="1.56944in" svg:width="3.28993in" svg:height="5.1302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50" presentation:style-name="a484" draw:name="Date Placeholder 4" svg:x="0.5in" svg:y="6.82986in" svg:width="2.33333in" svg:height="0.52083in" presentation:class="date-time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1" presentation:style-name="a487" draw:name="Footer Placeholder 5" svg:x="3.41667in" svg:y="6.82986in" svg:width="3.16667in" svg:height="0.52083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2" presentation:style-name="a490" draw:name="Slide Number Placeholder 6" svg:x="7.16667in" svg:y="6.82986in" svg:width="2.33333in" svg:height="0.52083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5" presentation:style-name="a493" draw:name="Rectangle 2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6" presentation:style-name="a496" draw:name="Rectangle 3" svg:x="4.24826in" svg:y="0in" svg:width="3.25in" svg:height="0.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97" draw:name="Rectangle 4">
          <svg:title/>
          <svg:desc/>
        </draw:page-thumbnail>
        <draw:frame draw:id="id8" presentation:style-name="a512" draw:name="Rectangle 5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Rectangle 6" svg:x="0in" svg:y="9.49826in" svg:width="3.25in" svg:height="0.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8" draw:name="Rectangle 7" svg:x="4.24826in" svg:y="9.49826in" svg:width="3.25in" svg:height="0.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0">
      <draw:frame draw:id="id53" presentation:style-name="a524" draw:name="Title 1" svg:x="1.96007in" svg:y="5.25in" svg:width="6in" svg:height="0.61979in" presentation:class="title" presentation:placeholder="false">
        <draw:text-box>
          <text:p text:style-name="a523" text:class-names="" text:cond-style-name=""><text:span text:style-name="a521" text:class-names="">Click to edit Master title style</text:span><text:span text:style-name="a522" text:class-names=""/></text:p>
        </draw:text-box>
        <svg:title/>
        <svg:desc/>
      </draw:frame>
      <draw:frame draw:id="id54" presentation:style-name="a527" draw:name="Picture Placeholder 2" svg:x="1.96007in" svg:y="0.67014in" svg:width="6in" svg:height="4.5in" presentation:class="graphic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55" presentation:style-name="a531" draw:name="Text Placeholder 3" svg:x="1.96007in" svg:y="5.86979in" svg:width="6in" svg:height="0.8802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6" presentation:style-name="a534" draw:name="Date Placeholder 4" svg:x="0.5in" svg:y="6.82986in" svg:width="2.33333in" svg:height="0.52083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57" presentation:style-name="a537" draw:name="Footer Placeholder 5" svg:x="3.41667in" svg:y="6.82986in" svg:width="3.16667in" svg:height="0.52083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8" presentation:style-name="a540" draw:name="Slide Number Placeholder 6" svg:x="7.16667in" svg:y="6.82986in" svg:width="2.33333in" svg:height="0.52083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frame draw:id="id5" presentation:style-name="a543" draw:name="Rectangle 2" svg:x="0in" svg:y="0in" svg:width="3.25in" svg:height="0.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6" draw:name="Rectangle 3" svg:x="4.24826in" svg:y="0in" svg:width="3.25in" svg:height="0.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47" draw:name="Rectangle 4">
          <svg:title/>
          <svg:desc/>
        </draw:page-thumbnail>
        <draw:frame draw:id="id8" presentation:style-name="a562" draw:name="Rectangle 5" svg:x="0.75in" svg:y="4.75in" svg:width="6in" svg:height="4.5in" presentation:class="notes" presentation:placeholder="false">
          <draw:text-box>
            <text:p text:style-name="a549" text:class-names="" text:cond-style-name=""><text:span text:style-name="a548" text:class-names="">Click to edit Master text styles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econd level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5" draw:name="Rectangle 6" svg:x="0in" svg:y="9.49826in" svg:width="3.25in" svg:height="0.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Rectangle 7" svg:x="4.24826in" svg:y="9.49826in" svg:width="3.25in" svg:height="0.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0">
      <draw:frame draw:id="id59" presentation:style-name="a574" draw:name="Title 1" svg:x="0.5in" svg:y="0.30035in" svg:width="9in" svg:height="1.25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0" presentation:style-name="a591" draw:name="Vertical Text Placeholder 2" svg:x="0.5in" svg:y="1.75in" svg:width="9in" svg:height="4.9496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4" draw:name="Date Placeholder 3" svg:x="0.5in" svg:y="6.82986in" svg:width="2.33333in" svg:height="0.52083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62" presentation:style-name="a597" draw:name="Footer Placeholder 4" svg:x="3.41667in" svg:y="6.82986in" svg:width="3.16667in" svg:height="0.52083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63" presentation:style-name="a600" draw:name="Slide Number Placeholder 5" svg:x="7.16667in" svg:y="6.82986in" svg:width="2.33333in" svg:height="0.52083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frame draw:id="id5" presentation:style-name="a603" draw:name="Rectangle 2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6" draw:name="Rectangle 3" svg:x="4.24826in" svg:y="0in" svg:width="3.25in" svg:height="0.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07" draw:name="Rectangle 4">
          <svg:title/>
          <svg:desc/>
        </draw:page-thumbnail>
        <draw:frame draw:id="id8" presentation:style-name="a622" draw:name="Rectangle 5" svg:x="0.75in" svg:y="4.75in" svg:width="6in" svg:height="4.5in" presentation:class="notes" presentation:placeholder="false">
          <draw:text-box>
            <text:p text:style-name="a609" text:class-names="" text:cond-style-name=""><text:span text:style-name="a608" text:class-names="">Click to edit Master text styles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Second level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Rectangle 6" svg:x="0in" svg:y="9.49826in" svg:width="3.25in" svg:height="0.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8" draw:name="Rectangle 7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0">
      <draw:frame draw:id="id64" presentation:style-name="a634" draw:name="Vertical Title 1" svg:x="7.25in" svg:y="0.30035in" svg:width="2.25in" svg:height="6.39931in" presentation:class="title" presentation:placeholder="false">
        <draw:text-box>
          <text:p text:style-name="a633" text:class-names="" text:cond-style-name=""><text:span text:style-name="a631" text:class-names="">Click to edit Master title style</text:span><text:span text:style-name="a632" text:class-names=""/></text:p>
        </draw:text-box>
        <svg:title/>
        <svg:desc/>
      </draw:frame>
      <draw:frame draw:id="id65" presentation:style-name="a651" draw:name="Vertical Text Placeholder 2" svg:x="0.5in" svg:y="0.30035in" svg:width="6.58333in" svg:height="6.39931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Second level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hird level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7" text:class-names="">Fifth level</text:span><text:span text:style-name="a6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4" draw:name="Date Placeholder 3" svg:x="0.5in" svg:y="6.82986in" svg:width="2.33333in" svg:height="0.52083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67" presentation:style-name="a657" draw:name="Footer Placeholder 4" svg:x="3.41667in" svg:y="6.82986in" svg:width="3.16667in" svg:height="0.52083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8" presentation:style-name="a660" draw:name="Slide Number Placeholder 5" svg:x="7.16667in" svg:y="6.82986in" svg:width="2.33333in" svg:height="0.52083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5" presentation:style-name="a663" draw:name="Rectangle 2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6" presentation:style-name="a666" draw:name="Rectangle 3" svg:x="4.24826in" svg:y="0in" svg:width="3.25in" svg:height="0.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67" draw:name="Rectangle 4">
          <svg:title/>
          <svg:desc/>
        </draw:page-thumbnail>
        <draw:frame draw:id="id8" presentation:style-name="a682" draw:name="Rectangle 5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5" draw:name="Rectangle 6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8" draw:name="Rectangle 7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Data Prospecting</dc:title>
    <meta:initial-creator>cznwdr</meta:initial-creator>
    <dc:creator>feisele</dc:creator>
    <meta:creation-date>2007-08-07T15:09:47Z</meta:creation-date>
    <dc:date>2014-10-28T20:03:23Z</dc:date>
    <meta:editing-cycles>5</meta:editing-cycles>
    <meta:editing-duration>PT7008S</meta:editing-duration>
    <meta:document-statistic meta:paragraph-count="70" meta:word-count="432"/>
  </office:meta>
</office:document-meta>
</file>